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594a" officeooo:paragraph-rsid="0011594a"/>
    </style:style>
    <style:style style:name="Ru1" style:family="ruby">
      <style:ruby-properties style:ruby-align="left" style:ruby-position="abov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ruby text:style-name="Ru1"><text:ruby-base>base text</text:ruby-base><text:ruby-text>ruby text</text:ruby-text></text:ruby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8:08:59.726533374</meta:creation-date>
    <dc:date>2018-04-23T02:34:31.512540975</dc:date>
    <meta:editing-duration>PT2M4S</meta:editing-duration>
    <meta:editing-cycles>3</meta:editing-cycles>
    <meta:generator>LibreOffice/5.4.6.2$Linux_X86_64 LibreOffice_project/40m0$Build-2</meta:generator>
    <meta:document-statistic meta:table-count="0" meta:image-count="0" meta:object-count="0" meta:page-count="1" meta:paragraph-count="1" meta:word-count="2" meta:character-count="9" meta:non-whitespace-character-count="8"/>
  </office:meta>
</office:document-meta>
</file>